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0a27b" officeooo:paragraph-rsid="0010a27b"/>
    </style:style>
    <style:style style:name="P3" style:family="paragraph" style:parent-style-name="Standard">
      <style:text-properties officeooo:rsid="0010a27b" officeooo:paragraph-rsid="00116a1a"/>
    </style:style>
    <style:style style:name="P4" style:family="paragraph" style:parent-style-name="Standard">
      <style:text-properties officeooo:rsid="0010a27b" officeooo:paragraph-rsid="0012334b"/>
    </style:style>
    <style:style style:name="P5" style:family="paragraph" style:parent-style-name="Standard">
      <style:text-properties officeooo:rsid="0010a27b" officeooo:paragraph-rsid="0014d788"/>
    </style:style>
    <style:style style:name="P6" style:family="paragraph" style:parent-style-name="Standard">
      <style:text-properties officeooo:rsid="00116a1a" officeooo:paragraph-rsid="00116a1a"/>
    </style:style>
    <style:style style:name="P7" style:family="paragraph" style:parent-style-name="Standard">
      <style:text-properties officeooo:rsid="0012334b" officeooo:paragraph-rsid="0012334b"/>
    </style:style>
    <style:style style:name="P8" style:family="paragraph" style:parent-style-name="Standard">
      <style:text-properties officeooo:rsid="0014d788" officeooo:paragraph-rsid="0014d788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f6ff9" style:font-size-asian="16pt" style:font-size-complex="16pt"/>
    </style:style>
    <style:style style:name="T3" style:family="text">
      <style:text-properties officeooo:rsid="00116a1a"/>
    </style:style>
    <style:style style:name="T4" style:family="text">
      <style:text-properties officeooo:rsid="0014d78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mites de Funções de duas Variáveis</text:span><text:span text:style-name="T2"> – </text:span><text:a xlink:type="simple" xlink:href="https://www.youtube.com/watch?v=JawXYGNxEus&amp;index=1&amp;list=PLE6qFDd4x9w-QNHlBSP5cdC34pluWw7gF" text:style-name="Internet_20_link" text:visited-style-name="Visited_20_Internet_20_Link"><text:span text:style-name="T1">Aula 1</text:span></text:a></text:p>
      <text:p text:style-name="Standard"/>
      <text:p text:style-name="P2">Exercício I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9"><draw:frame draw:style-name="fr1" draw:name="Objeto1" text:anchor-type="as-char" svg:y="-0.674cm" svg:width="10.021cm" svg:height="1.369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/>
      <text:p text:style-name="P3">Exercício I<text:span text:style-name="T3">I</text:span></text:p>
      <text:p text:style-name="P6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9"><draw:frame draw:style-name="fr1" draw:name="Objeto2" text:anchor-type="as-char" svg:y="-0.674cm" svg:width="7.375cm" svg:height="1.16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1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4">Exercício I<text:span text:style-name="T3">II</text:span></text:p>
      <text:p text:style-name="P7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9"><draw:frame draw:style-name="fr1" draw:name="Objeto3" text:anchor-type="as-char" svg:y="-1.45cm" svg:width="8.116cm" svg:height="3.03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1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5">Exercício I<text:span text:style-name="T4">V</text:span></text:p>
      <text:p text:style-name="P8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9"><draw:frame draw:style-name="fr1" draw:name="Objeto4" text:anchor-type="as-char" svg:y="-4.209cm" svg:width="15.169cm" svg:height="8.52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1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09:32:09.650000000</meta:creation-date>
    <meta:generator>LibreOffice/5.1.4.2$Windows_x86 LibreOffice_project/f99d75f39f1c57ebdd7ffc5f42867c12031db97a</meta:generator>
    <dc:date>2016-07-16T15:05:45.805000000</dc:date>
    <meta:editing-duration>PT3H20M52S</meta:editing-duration>
    <meta:editing-cycles>8</meta:editing-cycles>
    <meta:document-statistic meta:table-count="4" meta:image-count="0" meta:object-count="4" meta:page-count="1" meta:paragraph-count="13" meta:word-count="20" meta:character-count="105" meta:non-whitespace-character-count="93"/>
  </office:meta>
</office:document-meta>
</file>

<file path=Object 1/content.xml><?xml version="1.0" encoding="utf-8"?>
<math xmlns="http://www.w3.org/1998/Math/MathML" display="block">
  <semantics>
    <mrow>
      <mstyle color="red">
        <mrow>
          <munder>
            <mi>lim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→</mo>
              <mrow>
                <mo fence="true" stretchy="false">(</mo>
                <mrow>
                  <mrow>
                    <mrow>
                      <mo stretchy="false">−</mo>
                      <mn>1,</mn>
                    </mrow>
                    <mn>2</mn>
                  </mrow>
                </mrow>
                <mo fence="true" stretchy="false">)</mo>
              </mrow>
            </mrow>
          </munder>
          <mrow>
            <mo fence="true" stretchy="true">[</mo>
            <mrow>
              <mfrac>
                <mi mathvariant="italic">xy</mi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frac>
            </mrow>
            <mo fence="true" stretchy="true">]</mo>
          </mrow>
        </mrow>
      </mstyle>
      <mo stretchy="false">=</mo>
      <mrow>
        <munder>
          <mi>lim</mi>
          <mtable>
            <mtr>
              <mtd columnalign="left">
                <mrow>
                  <mi>x</mi>
                  <mrow>
                    <mo stretchy="false">→</mo>
                    <mo stretchy="false">−</mo>
                    <mn>1</mn>
                  </mrow>
                </mrow>
              </mtd>
            </mtr>
            <mtr>
              <mtd columnalign="left">
                <mrow>
                  <mi>y</mi>
                  <mo stretchy="false">→</mo>
                  <mn>2</mn>
                </mrow>
              </mtd>
            </mtr>
          </mtable>
        </munder>
        <mrow>
          <mo fence="true" stretchy="true">[</mo>
          <mrow>
            <mfrac>
              <mi mathvariant="italic">xy</mi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</mrow>
          <mo fence="true" stretchy="true">]</mo>
        </mrow>
      </mrow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n>2</mn>
        </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n>2</mn>
            <mn>2</mn>
          </msup>
        </mrow>
      </mfrac>
      <mo stretchy="false">=</mo>
      <mfrac>
        <mrow>
          <mo stretchy="false">−</mo>
          <mn>2</mn>
        </mrow>
        <mrow>
          <mn>1</mn>
          <mo stretchy="false">+</mo>
          <mn>4</mn>
        </mrow>
      </mfrac>
      <mo stretchy="false">=</mo>
      <mstyle color="red">
        <mrow>
          <mo stretchy="false">−</mo>
          <mfrac>
            <mn>2</mn>
            <mn>5</mn>
          </mfrac>
        </mrow>
      </mstyle>
    </mrow>
    <annotation encoding="StarMath 5.0">color red {lim from { (x, y) -&gt; (-1, 2) } left [ {xy} over {x^2 + y^2} right ]}=lim from matrix{ alignl x -&gt; -1 ## alignl y -&gt; 2 } left [ {xy} over {x^2 + y^2} right ] = { (-1) 2 } over { (-1)^2 + 2^2} = { -2 } over { 1 + 4 } =  color red {- { 2 over 5 }}</annotation>
  </semantics>
</math>
</file>

<file path=Object 2/content.xml><?xml version="1.0" encoding="utf-8"?>
<math xmlns="http://www.w3.org/1998/Math/MathML" display="block">
  <semantics>
    <mrow>
      <mstyle color="red">
        <mrow>
          <munder>
            <mi>lim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→</mo>
              <mrow>
                <mo fence="true" stretchy="false">(</mo>
                <mrow>
                  <mrow>
                    <mn>0,</mn>
                    <mn>0</mn>
                  </mrow>
                </mrow>
                <mo fence="true" stretchy="false">)</mo>
              </mrow>
            </mrow>
          </munder>
          <mrow>
            <mo fence="true" stretchy="true">[</mo>
            <mrow>
              <mfrac>
                <mn>5</mn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  <msup>
                    <mi>y</mi>
                    <mn>2</mn>
                  </msup>
                </mrow>
              </mfrac>
            </mrow>
            <mo fence="true" stretchy="true">]</mo>
          </mrow>
        </mrow>
      </mstyle>
      <mo stretchy="false">=</mo>
      <mfrac>
        <mn>5</mn>
        <mrow>
          <mrow>
            <msup>
              <mrow>
                <mo fence="true" stretchy="false">(</mo>
                <mrow>
                  <mn>0</mn>
                </mrow>
                <mo fence="true" stretchy="false">)</mo>
              </mrow>
              <mn>2</mn>
            </msup>
            <mo stretchy="false">+</mo>
            <mn>3</mn>
          </mrow>
          <msup>
            <mrow>
              <mo fence="true" stretchy="false">(</mo>
              <mrow>
                <mn>0</mn>
              </mrow>
              <mo fence="true" stretchy="false">)</mo>
            </mrow>
            <mn>2</mn>
          </msup>
        </mrow>
      </mfrac>
      <mo stretchy="false">=</mo>
      <mfrac>
        <mn>5</mn>
        <msup>
          <mn>0</mn>
          <mtext>+</mtext>
        </msup>
      </mfrac>
      <mo stretchy="false">=</mo>
      <mstyle color="red">
        <mrow>
          <mo stretchy="false">+</mo>
          <mi mathvariant="normal">∞</mi>
        </mrow>
      </mstyle>
    </mrow>
    <annotation encoding="StarMath 5.0">color red {lim from { (x, y) -&gt; (0, 0) } left [ 5 over {x^2 + 3y^2} right ]} = 5 over { (0)^2 + 3(0)^2 } = 5 over 0^"+" = color red {+infinity}</annotation>
  </semantics>
</math>
</file>

<file path=Object 3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  <mo stretchy="false">→</mo>
                    <mrow>
                      <mo fence="true" stretchy="false">(</mo>
                      <mrow>
                        <mrow>
                          <mn>1,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under>
                <mrow>
                  <mo fence="true" stretchy="true">[</mo>
                  <mrow>
                    <mfrac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−</mo>
                          <msup>
                            <mi>y</mi>
                            <mn>2</mn>
                          </msup>
                        </mrow>
                      </mrow>
                      <mrow>
                        <mn>2</mn>
                        <mrow>
                          <mi>x</mi>
                          <mo stretchy="false">+</mo>
                          <mi>y</mi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n>4</mn>
                <mrow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</mrow>
              </mrow>
              <mrow>
                <mn>2</mn>
                <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</mfrac>
            <mo stretchy="false">=</mo>
            <mfrac>
              <mrow>
                <mn>4</mn>
                <mo stretchy="false">−</mo>
                <mn>4</mn>
              </mrow>
              <mrow>
                <mn>2</mn>
                <mo stretchy="false">−</mo>
                <mn>2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frac>
                <mrow>
                  <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sup>
                    <mi>y</mi>
                    <mn>2</mn>
                  </msup>
                </mrow>
                <mrow>
                  <mn>2</mn>
                  <mrow>
                    <mi>x</mi>
                    <mo stretchy="false">+</mo>
                    <mi>y</mi>
                  </mrow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i>y</mi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i>x</mi>
                    <mo stretchy="false">+</mo>
                    <mi>y</mi>
                  </mrow>
                </mrow>
              </mfrac>
              <mo stretchy="false">=</mo>
              <mn>2</mn>
            </mrow>
            <mrow>
              <mi>x</mi>
              <mo stretchy="false">−</mo>
              <mi>y</mi>
            </mrow>
          </mrow>
        </mtd>
      </mtr>
      <mtr>
        <mtd>
          <mrow>
            <mrow>
              <munder>
                <mi>li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→</mo>
                  <mrow>
                    <mo fence="true" stretchy="false">(</mo>
                    <mrow>
                      <mrow>
                        <mn>1,</mn>
                        <mo stretchy="false">−</mo>
                        <mn>2</mn>
                      </mrow>
                    </mrow>
                    <mo fence="true" stretchy="false">)</mo>
                  </mrow>
                </mrow>
              </munder>
              <mrow>
                <mo fence="true" stretchy="false">[</mo>
                <mrow>
                  <mrow>
                    <mn>2</mn>
                    <mrow>
                      <mi>x</mi>
                      <mo stretchy="false">−</mo>
                      <mi>y</mi>
                    </mrow>
                  </mrow>
                </mrow>
                <mo fence="true" stretchy="false">]</mo>
              </mrow>
            </mrow>
            <mo stretchy="false">=</mo>
            <mrow>
              <mrow>
                <mn>2</mn>
                <mo stretchy="false">⋅</mo>
                <mn>1</mn>
              </mrow>
              <mo stretchy="false">−</mo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</mrow>
            <mo stretchy="false">=</mo>
            <mrow>
              <mn>2</mn>
              <mo stretchy="false">+</mo>
              <mn>2</mn>
            </mrow>
            <mo stretchy="false">=</mo>
            <mstyle color="red">
              <mn>4</mn>
            </mstyle>
          </mrow>
        </mtd>
      </mtr>
    </mtable>
    <annotation encoding="StarMath 5.0">color red{lim from { (x, y) -&gt; (1, -2) } left [ {4x^2 - y^2} over {2x + y} right ]}  = {4(1)^2 - (-2)^2} over {2(1) + (-2)} = { 4 - 4 } over { 2 - 2 } = 0 over 0 newline
{(2x)^2 - y^2} over {2x + y} = {(2x - y)(2x + y)} over {2x + y} = 2x - y newline
lim from { (x, y) -&gt; (1, -2) } [ 2x - y ] = 2 cdot 1 - ( -2 ) = 2 + 2 = color red {4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 mathvariant="italic">xy</mi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2</mn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=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>x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0</mn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n>0</mn>
                </mrow>
                <mo fence="true" stretchy="false">]</mo>
              </mrow>
            </mrow>
            <mo stretchy="false">=</mo>
            <mn>0</mn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=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i>y</mi>
                    </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0</mn>
                    <msup>
                      <mi>y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false">[</mo>
                <mrow>
                  <mn>0</mn>
                </mrow>
                <mo fence="true" stretchy="false">]</mo>
              </mrow>
            </mrow>
            <mo stretchy="false">=</mo>
            <mn>0</mn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=</mo>
                        <mi>x</mi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>x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sup>
                        <mi>x</mi>
                        <mn>2</mn>
                      </msup>
                    </mrow>
                    <mrow>
                      <mn>2</mn>
                      <msup>
                        <mi>x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n>1</mn>
                </mrow>
                <mo fence="true" stretchy="false">]</mo>
              </mrow>
            </mrow>
            <mo stretchy="false">=</mo>
            <mn>1</mn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=</mo>
                        <msup>
                          <mi>x</mi>
                          <mn>2</mn>
                        </msup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 mathvariant="italic">xy</mi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sup>
                        <mi>x</mi>
                        <mn>3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x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sup>
                        <mi>x</mi>
                        <mn>3</mn>
                      </msup>
                    </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2</mn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1</mn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n>0</mn>
          </mrow>
        </mtd>
      </mtr>
      <mtr>
        <mtd>
          <mrow>
            <mstyle color="red">
              <mrow>
                <munder>
                  <mi>lim</mi>
                  <mtable>
                    <mtr>
                      <mtd columnalign="left"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 columnalign="left"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frac>
                      <mrow>
                        <mn>2</mn>
                        <mi mathvariant="italic">xy</mi>
                      </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matrix{ alignl x -&gt; 0 ## alignl y -&gt; 0 } left [ {2xy} over {x^2 + y^2} right ] = { 2(0)(0) } over { (0)^2 + (0)^2 } = 0 over 0 newline
lim from matrix{ alignl x -&gt; 0 ## alignl y = 0 } left [ {2x(0)} over {x^2 + (0)^2} right ] = lim from { x -&gt; 0 } left [ 0 over x^2 right ] = lim from { x -&gt; 0 } [ 0 ] = 0 newline
lim from matrix{ alignl x = 0 ## alignl y -&gt; 0 } left [ {2(0)y} over {(0)^2 + y^2} right ] = lim from { y -&gt; 0 } left [ 0 over y^2 right ] = lim from { y -&gt; 0 } [ 0 ] = 0 newline
lim from matrix{ alignl x -&gt; 0 ## alignl y = x } left [ {2x(x)} over {x^2 + (x)^2} right ] = lim from { x -&gt; 0 } left [ {2x^2} over {2x^2} right ] = lim from { x -&gt; 0 } [ 1 ] = 1 newline
lim from matrix{ alignl x -&gt; 0 ## alignl y = x^2 } left [ {2xy} over {x^2 + y^2} right ] = lim from { x -&gt; 0 } left [ {2x(x^2)} over {x^2 + (x^2)^2} right ] = lim from { x -&gt; 0 } left [ {2x^3} over {x^2 + x^4} right ] = lim from { x -&gt; 0 } left [ {2x^3} over {x^2(1 + x^2)} right ] = lim from { x -&gt; 0 } left [ {2x} over {1 + x^2} right ] = {2(0)} over {1+(0)^2} = 0 newline
color red {lim from matrix{ alignl x -&gt; 0 ## alignl y -&gt; 0 } left [ {2xy} over {x^2 + y^2} right ]} = color red { notexists }

</annotation>
  </semantics>
</math>
</file>